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ea1f" officeooo:paragraph-rsid="000eea1f"/>
    </style:style>
    <style:style style:name="P2" style:family="paragraph" style:parent-style-name="Standard">
      <style:text-properties officeooo:rsid="0011fd55" officeooo:paragraph-rsid="0011fd55"/>
    </style:style>
    <style:style style:name="P3" style:family="paragraph" style:parent-style-name="Standard">
      <style:text-properties officeooo:rsid="0013becf" officeooo:paragraph-rsid="0013becf"/>
    </style:style>
    <style:style style:name="T1" style:family="text">
      <style:text-properties officeooo:rsid="000eea1f"/>
    </style:style>
    <style:style style:name="T2" style:family="text">
      <style:text-properties officeooo:rsid="000fbecf"/>
    </style:style>
    <style:style style:name="T3" style:family="text">
      <style:text-properties officeooo:rsid="00115a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== Begrüßung ==</text:p>
      <text:p text:style-name="Standard"/>
      <text:p text:style-name="P3">{{block}}</text:p>
      <text:p text:style-name="Standard"/>
      <text:p text:style-name="Standard">{{textblock}}</text:p>
      <text:p text:style-name="Standard"/>
      <text:p text:style-name="P2">{{textrun}}</text:p>
      <text:p text:style-name="Standard"/>
      <text:p text:style-name="Standard">== Benutzerinformation ==</text:p>
      <text:p text:style-name="Standard"/>
      <text:p text:style-name="Standard">Name: {{name}}</text:p>
      <text:p text:style-name="Standard">E-Mail: {{<text:span text:style-name="T1">lower:</text:span>email}}</text:p>
      <text:p text:style-name="Standard">Kommentar:</text:p>
      <text:p text:style-name="Standard">{{nl2br:kommentar}}</text:p>
      <text:p text:style-name="P1"><text:span text:style-name="T3">Geburtstag: </text:span>{{date:geb|Y/<text:span text:style-name="T2">m/d</text:span>}}</text:p>
      <text:p text:style-name="Standard"/>
      <text:p text:style-name="Standard">== Rollenübersicht ==</text:p>
      <text:p text:style-name="Standard"/>
      <text:p text:style-name="Standard">{{#foreach:rollen}}</text:p>
      <text:p text:style-name="Standard">- {{rolle}} ({{status}})</text:p>
      <text:p text:style-name="Standard">{{#endforeach}}</text:p>
      <text:p text:style-name="Standard"/>
      <text:p text:style-name="Standard">== Hinweis ==</text:p>
      <text:p text:style-name="Standard"/>
      <text:p text:style-name="Standard">{{#if:is_admin}}</text:p>
      <text:p text:style-name="Standard">Du hast Administratorrechte.</text:p>
      <text:p text:style-name="Standard">{{#else}}</text:p>
      <text:p text:style-name="Standard">Du bist ein normaler Benutzer.</text:p>
      <text:p text:style-name="Standard">{{#endif}}</text:p>
      <text:p text:style-name="Standard"/>
      <text:p text:style-name="Standard">== Bild ==</text:p>
      <text:p text:style-name="Standard"/>
      <text:p text:style-name="Standard">{{bild}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2T18:11:20.176870761</meta:creation-date>
    <dc:date>2025-04-21T09:38:31.499873424</dc:date>
    <meta:editing-duration>PT1H1M9S</meta:editing-duration>
    <meta:editing-cycles>7</meta:editing-cycles>
    <meta:generator>LibreOffice/24.2.7.2$Linux_X86_64 LibreOffice_project/420$Build-2</meta:generator>
    <meta:document-statistic meta:table-count="0" meta:image-count="0" meta:object-count="0" meta:page-count="1" meta:paragraph-count="22" meta:word-count="43" meta:character-count="372" meta:non-whitespace-character-count="351"/>
  </office:meta>
</office:document-meta>
</file>